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ffff00" fo:min-height="5.75cm"/>
      <style:paragraph-properties style:writing-mode="lr-tb"/>
    </style:style>
    <style:style style:name="gr3" style:family="graphic" style:parent-style-name="standard">
      <style:graphic-properties draw:stroke="solid" svg:stroke-color="#158466" draw:fill="solid" draw:fill-color="#cccccc" fo:min-height="2.134cm"/>
      <style:paragraph-properties style:writing-mode="lr-tb"/>
    </style:style>
    <style:style style:name="gr4" style:family="graphic" style:parent-style-name="standard">
      <style:graphic-properties draw:stroke="solid" svg:stroke-color="#158466" draw:fill="solid" draw:fill-color="#cccccc" fo:min-height="2.845cm"/>
      <style:paragraph-properties style:writing-mode="lr-tb"/>
    </style:style>
    <style:style style:name="gr5" style:family="graphic" style:parent-style-name="standard">
      <style:graphic-properties draw:fill="solid" draw:fill-color="#aaaa81" draw:textarea-horizontal-align="justify" draw:textarea-vertical-align="middle" draw:auto-grow-height="false" fo:min-height="6.75cm" fo:min-width="24cm"/>
      <style:paragraph-properties style:writing-mode="lr-tb"/>
    </style:style>
    <style:style style:name="gr6" style:family="graphic" style:parent-style-name="standard">
      <style:graphic-properties draw:stroke="solid" svg:stroke-color="#158466" draw:fill="solid" draw:fill-color="#cccccc" fo:min-height="2.25cm"/>
      <style:paragraph-properties style:writing-mode="lr-tb"/>
    </style:style>
    <style:style style:name="gr7" style:family="graphic" style:parent-style-name="standard" style:list-style-name="L3">
      <style:graphic-properties draw:stroke="solid" draw:fill="solid" draw:fill-color="#ffff00" fo:min-height="2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7.75cm" fo:min-width="9.5cm"/>
      <style:paragraph-properties style:writing-mode="lr-tb"/>
    </style:style>
    <style:style style:name="gr9" style:family="graphic" style:parent-style-name="standard">
      <style:graphic-properties draw:stroke="dash" draw:stroke-dash="Dash" draw:fill="solid" draw:fill-color="#ffff00" fo:min-height="10.667cm"/>
      <style:paragraph-properties style:writing-mode="lr-tb"/>
    </style:style>
    <style:style style:name="gr10" style:family="graphic" style:parent-style-name="standard">
      <style:graphic-properties draw:stroke="dash" draw:stroke-dash="Dot" svg:stroke-color="#0000ff" draw:fill="solid" draw:fill-color="#ffff00" fo:min-height="7.823cm"/>
      <style:paragraph-properties style:writing-mode="lr-tb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subtitle" style:list-style-name="L4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  <style:text-properties fo:hyphenate="false" loext:hyphenation-no-caps="false"/>
    </style:style>
    <style:style style:name="P3" style:family="paragraph">
      <loext:graphic-properties draw:fill-color="#ffffff"/>
      <style:paragraph-properties fo:text-align="start" style:writing-mode="lr-tb"/>
      <style:text-properties fo:font-size="16pt" style:font-size-asian="32pt" style:font-size-complex="32pt" fo:hyphenate="false" loext:hyphenation-no-caps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4pt"/>
    </style:style>
    <style:style style:name="P6" style:family="paragraph">
      <loext:graphic-properties draw:fill="solid" draw:fill-color="#ffff00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solid" draw:fill-color="#cccccc"/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fo:text-align="start" style:writing-mode="lr-tb"/>
      <style:text-properties fo:font-size="18pt" fo:font-weight="bold" style:font-size-asian="18pt" style:font-size-complex="18pt"/>
    </style:style>
    <style:style style:name="P9" style:family="paragraph">
      <loext:graphic-properties draw:fill="solid" draw:fill-color="#aaaa81"/>
      <style:paragraph-properties fo:text-align="start" style:writing-mode="lr-tb"/>
      <style:text-properties fo:font-size="18pt" fo:font-weight="bold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font-size="26pt" style:font-size-asian="32pt" style:font-size-complex="32pt"/>
    </style:style>
    <style:style style:name="P12" style:family="paragraph"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line-height="100%" fo:text-indent="0cm"/>
    </style:style>
    <style:style style:name="P14" style:family="paragraph">
      <loext:graphic-properties draw:fill="solid" draw:fill-color="#ffff00"/>
      <style:paragraph-properties fo:margin-left="0cm" fo:margin-right="0cm" fo:margin-top="0.5cm" fo:margin-bottom="0cm" fo:line-height="100%" fo:text-indent="0cm" style:writing-mode="lr-tb"/>
      <style:text-properties fo:font-weight="bold" style:font-weight-asian="bold" style:font-weight-complex="bold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text-align="start"/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solid" draw:fill-color="#ffff00"/>
    </style:style>
    <style:style style:name="T1" style:family="text">
      <style:text-properties fo:font-size="16pt" style:font-size-asian="32pt" style:font-size-complex="32pt"/>
    </style:style>
    <style:style style:name="T2" style:family="text">
      <style:text-properties fo:font-size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ize="26pt" style:font-size-asian="32pt" style:font-size-complex="32pt"/>
    </style:style>
    <style:style style:name="T6" style:family="text">
      <style:text-properties fo:background-color="#ffff00"/>
    </style:style>
    <style:style style:name="T7" style:family="text">
      <style:text-properties fo:color="#008000" loext:opacity="100%" fo:font-weight="bold" style:font-weight-asian="bold" style:font-weight-complex="bold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Funciones y Procedimientos almacenados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Un procedimiento almacenado (P.A)es un conjunto de comandos SQL que se ejecuta en el servidor de bases de datos para realizar una determinada tarea o función</text:span></text:p>
            <text:p text:style-name="P2"><text:span text:style-name="T1">Un P.A. es un programa que se guarda físicamente en una base de datos</text:span></text:p>
            <text:p text:style-name="P2"><text:span text:style-name="T1">Los PA pueden mejorar el rendimiento ya que se necesita enviar menos información entre el servidor y el cliente</text:span></text:p>
            <text:p text:style-name="P2"><text:span text:style-name="T1">Algunas situaciones donde son útiles los PA:</text:span></text:p>
            <text:list text:style-name="L2">
              <text:list-item>
                <text:p text:style-name="P2"><text:span text:style-name="T1"><text:tab/></text:span><text:span text:style-name="T1">Cuando múltiples aplicaciones clientes se escriben en distintos lenguajes o funcionan en distintas plataformas, pero realizan la misma operación en la base de datos</text:span></text:p>
              </text:list-item>
              <text:list-item>
                <text:p text:style-name="P2"><text:span text:style-name="T1"><text:tab/></text:span><text:span text:style-name="T1">Cuando la seguridad es muy importante.</text:span></text:p>
              </text:list-item>
              <text:list-item>
                <text:p text:style-name="P2"><text:span text:style-name="T1"><text:tab/></text:span><text:span text:style-name="T1">Las aplicaciones y los usuarios no tienen acceso directo a las tablas de la base de datos, sólo pueden ejecutar algunos P.A.</text:span></text:p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OCEDIMIENTO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2">DELIMITER $$</text:span></text:p>
                <text:p><text:span text:style-name="T2">Create procedure nombre_procedimiento([IN|OUT|INOUT] nombre_parametro tipo_datos,…)</text:span></text:p>
                <text:p><text:span text:style-name="T2">BEGIN</text:span></text:p>
                <text:list>
                  <text:list-header>
                    <text:p><text:span text:style-name="T2">cuerpo del procedimiento</text:span></text:p>
                  </text:list-header>
                </text:list>
                <text:p><text:span text:style-name="T2">END $$</text:span></text:p>
                <text:p><text:span text:style-name="T2">DELIMITER 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ocedimientos</text:p>
          </draw:text-box>
        </draw:frame>
        <draw:frame presentation:style-name="pr5" draw:text-style-name="P1" draw:layer="layout" svg:width="26.1cm" svg:height="11.315cm" svg:x="1.4cm" svg:y="3.685cm" presentation:class="outline" presentation:user-transformed="true">
          <draw:text-box>
            <text:list text:style-name="L3">
              <text:list-header>
                <text:p>Delimiter $$</text:p>
                <text:p>Create procedure saludo()</text:p>
                <text:list>
                  <text:list-header>
                    <text:p>Begin</text:p>
                    <text:list>
                      <text:list-header>
                        <text:p>select ‘Hola grupo’ as saludo;</text:p>
                      </text:list-header>
                    </text:list>
                    <text:p>End $$</text:p>
                    <text:p>Delimiter ;</text:p>
                  </text:list-header>
                </text:list>
              </text:list-header>
            </text:list>
          </draw:text-box>
        </draw:frame>
        <draw:frame draw:style-name="gr2" draw:text-style-name="P6" draw:layer="layout" svg:width="10.5cm" svg:height="6cm" svg:x="17cm" svg:y="5cm">
          <draw:text-box>
            <text:p><text:span text:style-name="T3">Delimiter $$</text:span></text:p>
            <text:p><text:span text:style-name="T3">Create procedure saludo()</text:span></text:p>
            <text:p><text:span text:style-name="T3">Begin</text:span></text:p>
            <text:p><text:span text:style-name="T3">select ‘Hola grupo’ as saludo;</text:span></text:p>
            <text:p><text:span text:style-name="T3">End $$</text:span></text:p>
            <text:p><text:span text:style-name="T3">Delimiter ;</text:span></text:p>
          </draw:text-box>
        </draw:frame>
        <draw:frame draw:style-name="gr3" draw:text-style-name="P7" draw:layer="layout" svg:width="10.5cm" svg:height="2.384cm" svg:x="9cm" svg:y="12cm">
          <draw:text-box>
            <text:p><text:span text:style-name="T3">Para ejecutar el procedimiento:</text:span></text:p>
            <text:p><text:span text:style-name="T3"/></text:p>
            <text:p><text:span text:style-name="T3">CALL saludo(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ocedimientos</text:p>
          </draw:text-box>
        </draw:frame>
        <draw:frame draw:style-name="gr4" draw:text-style-name="P7" draw:layer="layout" svg:width="10.5cm" svg:height="3.095cm" svg:x="9cm" svg:y="11.405cm">
          <draw:text-box>
            <text:p><text:span text:style-name="T3">Para ejecutar el procedimiento:</text:span></text:p>
            <text:p><text:span text:style-name="T3"/></text:p>
            <text:p><text:span text:style-name="T3">CALL saludo2(‘pepe’,@edad);</text:span></text:p>
            <text:p><text:span text:style-name="T3">Select @edad;</text:span></text:p>
          </draw:text-box>
        </draw:frame>
        <draw:custom-shape draw:style-name="gr5" draw:text-style-name="P9" draw:layer="layout" svg:width="24.5cm" svg:height="7cm" svg:x="2cm" svg:y="3.5cm">
          <text:p text:style-name="P8"><text:span text:style-name="T4">Ejemplo2:</text:span></text:p>
          <text:p text:style-name="P8"><text:span text:style-name="T4">Delimiter $$</text:span></text:p>
          <text:p text:style-name="P8"><text:span text:style-name="T4">Create procedure saludo2(IN nombre char(20),OUT edad int)</text:span></text:p>
          <text:p text:style-name="P8"><text:span text:style-name="T4">Begin</text:span></text:p>
          <text:p text:style-name="P8"><text:span text:style-name="T4"><text:tab/></text:span><text:span text:style-name="T4">select concat(‘Bienvenido’,upper(nombre),’como esta usted’) as ‘saludo’;</text:span></text:p>
          <text:p text:style-name="P8"><text:span text:style-name="T4"><text:tab/></text:span><text:span text:style-name="T4">set edad=30;</text:span></text:p>
          <text:p text:style-name="P8"><text:span text:style-name="T4">End $$</text:span></text:p>
          <text:p text:style-name="P8"><text:span text:style-name="T4">Delimiter 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Funciones</text:p>
          </draw:text-box>
        </draw:frame>
        <draw:frame presentation:style-name="pr5" draw:text-style-name="P11" draw:layer="layout" svg:width="26.199cm" svg:height="11.743cm" svg:x="0.801cm" svg:y="3.257cm" presentation:class="outline" presentation:user-transformed="true">
          <draw:text-box>
            <text:list text:style-name="L3">
              <text:list-header>
                <text:p text:style-name="P10"><text:span text:style-name="T5">Delimiter $$</text:span></text:p>
                <text:p text:style-name="P10"><text:span text:style-name="T5">Create function nombre(nombre param tipo datos…)</text:span></text:p>
                <text:p text:style-name="P10"><text:span text:style-name="T5">Returns tipo_dato</text:span></text:p>
                <text:p text:style-name="P10"><text:span text:style-name="T5">Begin</text:span></text:p>
                <text:list>
                  <text:list-header>
                    <text:p text:style-name="P10"><text:span text:style-name="T5">Cuerpo de la función</text:span></text:p>
                  </text:list-header>
                </text:list>
                <text:p text:style-name="P10"><text:span text:style-name="T5">End $$</text:span></text:p>
                <text:p text:style-name="P10"><text:span text:style-name="T5">Delimiter;</text:span></text:p>
              </text:list-header>
            </text:list>
          </draw:text-box>
        </draw:frame>
        <draw:frame draw:style-name="gr2" draw:text-style-name="P6" draw:layer="layout" svg:width="10.5cm" svg:height="6cm" svg:x="17cm" svg:y="7cm">
          <draw:text-box>
            <text:p><text:span text:style-name="T3">Delimiter $$</text:span></text:p>
            <text:p><text:span text:style-name="T3">Create function hola()</text:span></text:p>
            <text:p><text:span text:style-name="T3">Returns char(40) </text:span></text:p>
            <text:p><text:span text:style-name="T3">Begin</text:span></text:p>
            <text:p><text:span text:style-name="T3"><text:s/></text:span><text:span text:style-name="T3"><text:tab/></text:span><text:span text:style-name="T3">return ‘Hola grupo’;</text:span></text:p>
            <text:p><text:span text:style-name="T3">End $$</text:span></text:p>
            <text:p><text:span text:style-name="T3">Delimiter ;</text:span></text:p>
          </draw:text-box>
        </draw:frame>
        <draw:frame draw:style-name="gr6" draw:text-style-name="P7" draw:layer="layout" svg:width="9.5cm" svg:height="2.5cm" svg:x="7cm" svg:y="12.5cm">
          <draw:text-box>
            <text:p><text:span text:style-name="T3">Para llamar a la función:</text:span></text:p>
            <text:p><text:span text:style-name="T3"/></text:p>
            <text:p><text:span text:style-name="T3">Select hola(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2" draw:layer="layout" svg:width="25.199cm" svg:height="3.473cm" svg:x="1.4cm" svg:y="0.206cm" presentation:class="title" presentation:user-transformed="true">
          <draw:text-box>
            <text:p><text:span text:style-name="T3">DROP PROCEDURE Y DROP FUNCTION</text:span></text:p>
          </draw:text-box>
        </draw:frame>
        <draw:frame presentation:style-name="pr5" draw:text-style-name="P1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Para eliminar un procedimiento o una función utilizamos las instrucciones Drop Procedure y Drop function</text:p>
              </text:list-item>
              <text:list-item>
                <text:p><text:span text:style-name="T6">Drop procedure if exists nombre_procedimiento</text:span></text:p>
              </text:list-item>
              <text:list-item>
                <text:p><text:span text:style-name="T6">Drop function if exists nombre_function</text:span></text:p>
              </text:list-item>
              <text:list-item>
                <text:p>La clausula if exists evita que ocurra un error si la función o procedimiento no existe</text:p>
                <text:p>ejemplo: drop function if exists hola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arámetros y variables</text:p>
          </draw:text-box>
        </draw:frame>
        <draw:frame presentation:style-name="pr5" draw:text-style-name="P1" draw:layer="layout" svg:width="26cm" svg:height="9.134cm" svg:x="1cm" svg:y="3.366cm" presentation:class="outline" presentation:user-transformed="true">
          <draw:text-box>
            <text:list text:style-name="L3">
              <text:list-item>
                <text:p>Los parámetros,se indican en la definición y pueden ser declarados como variables de entrada (IN), de salida(OUT), o de entrada/salida (INOUT). <text:span text:style-name="T7">Las funciones solo tienen parámetros de entrada.</text:span></text:p>
              </text:list-item>
              <text:list-item>
                <text:p><text:span text:style-name="T8">Las variables se deben declarar al comienzo de un bloque begin..end y serán locales o visibles dentro de ese bloque. Para la declaración se utiliza </text:span><text:span text:style-name="T7">DECLARE</text:span><text:span text:style-name="T8"> <text:s/>y debe ser la primera instrucción del BEGIN..END</text:span></text:p>
              </text:list-item>
              <text:list-item>
                <text:p><text:span text:style-name="T8">Se puede dar un valor por defecto con DEFAULT</text:span></text:p>
              </text:list-item>
              <text:list-item>
                <text:p><text:span text:style-name="T8">SET y SELECT INTO: asigna valores a las variables. 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7" draw:text-style-name="P14" draw:layer="layout" svg:width="25.5cm" svg:height="2.5cm" svg:x="1.5cm" svg:y="12.5cm">
          <draw:text-box>
            <text:list text:style-name="L3">
              <text:list-item>
                <text:p text:style-name="P13"><text:span text:style-name="T8">DECLARE saludo varchar(50) DEFAULT ‘Hola mundo’</text:span></text:p>
              </text:list-item>
              <text:list-item>
                <text:p text:style-name="P13"><text:span text:style-name="T8">Set saludo=’Otra cadena’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3">Sintaxis: Declare, set, select..into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>Declare var1,var2..type [Default value]</text:p>
                <text:p>en un mismo declare solo se pueden declarar variables del mismo tipo</text:p>
              </text:list-item>
              <text:list-item>
                <text:p>Set var1=expr,var2=expr…</text:p>
              </text:list-item>
              <text:list-item>
                <text:p>SELECT columna1,columna1 INTO var1,var2 from table</text:p>
                <text:p>(PARA CADA VARIABLE SOLO SE PUEDE DEVOLVER UN VALO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5" draw:text-style-name="P1" draw:layer="layout" svg:width="25.199cm" svg:height="11.134cm" svg:x="1.801cm" svg:y="2.5cm" presentation:class="outline" presentation:user-transformed="true">
          <draw:text-box>
            <text:list text:style-name="L3">
              <text:list-header>
                <text:p>DELIMITER $$</text:p>
                <text:p>CREATE FUNCTION saludo </text:p>
                <text:p>RETURNS varchar(30)</text:p>
                <text:p>BEGIN</text:p>
                <text:p>DECLARE salida varchar(30) default ‘Hola mundo’;</text:p>
                <text:p>Set salida=’Hola mundo del MySQL’;</text:p>
                <text:p>Return salida;</text:p>
                <text:p>END $$</text:p>
              </text:list-header>
            </text:list>
          </draw:text-box>
        </draw:frame>
        <draw:frame draw:style-name="gr6" draw:text-style-name="P7" draw:layer="layout" svg:width="9.5cm" svg:height="2.5cm" svg:x="17.5cm" svg:y="5cm">
          <draw:text-box>
            <text:p><text:span text:style-name="T3">Para llamar a la función:</text:span></text:p>
            <text:p><text:span text:style-name="T3"/></text:p>
            <text:p><text:span text:style-name="T3">Select saludo(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jemplo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header>
                <text:p>Delimiter $$</text:p>
                <text:p>drop function if exists totalventas $$</text:p>
                <text:p>create function totalventas() </text:p>
                <text:p>returns int</text:p>
                <text:p>begin</text:p>
                <text:p>Declare total int;</text:p>
                <text:p>Select sum(cantidad) into total from ventas;</text:p>
                <text:p>Return total;</text:p>
                <text:p>End $$</text:p>
              </text:list-header>
            </text:list>
          </draw:text-box>
        </draw:frame>
        <draw:frame draw:style-name="gr6" draw:text-style-name="P7" draw:layer="layout" svg:width="9.5cm" svg:height="2.5cm" svg:x="17.5cm" svg:y="5cm">
          <draw:text-box>
            <text:p><text:span text:style-name="T3">Para llamar a la función:</text:span></text:p>
            <text:p><text:span text:style-name="T3"/></text:p>
            <text:p><text:span text:style-name="T3">Select totalventas(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strucciones de control de fluj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3">IF</text:span> condicion <text:span text:style-name="T3">THEN</text:span></text:p>
                <text:p>instruccion</text:p>
                <text:p>[ELSEIF condicion THEN instrucción]</text:p>
                <text:p>[ELSE instrucción]</text:p>
                <text:p><text:span text:style-name="T3">END IF;</text:span></text:p>
                <text:p><text:span text:style-name="T9">Instrucción: Debe ser una sentencia simple o varias sentencias dentro de un bloque BEGIN...END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INSTRUCCIONES DE CONTROL DE FLUJ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CASE expresion o valor</text:span></text:p>
                    <text:list>
                      <text:list-header>
                        <text:p><text:span text:style-name="T9">WHEN valor1 THEN instruccion1</text:span></text:p>
                        <text:p><text:span text:style-name="T9">WHEN valor2 THEN instruccion2</text:span></text:p>
                        <text:p><text:span text:style-name="T9">[ELSE instrucción n]</text:span></text:p>
                      </text:list-header>
                    </text:list>
                    <text:p><text:span text:style-name="T9">END CASE</text:span></text:p>
                    <text:p>expresion o valor puede ser también una condición a evaluar</text:p>
                    <text:p>Instrucción debe ser simple sino entre BEGIN ..END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 text:style-name="P16">INSTRUCCIONES DE CONTROL DE FLUJO</text:p>
          </draw:text-box>
        </draw:frame>
        <draw:frame presentation:style-name="pr5" draw:layer="layout" svg:width="25.199cm" svg:height="9.134cm" svg:x="0.801cm" svg:y="11.366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custom-shape draw:style-name="gr8" draw:text-style-name="P16" draw:layer="layout" svg:width="10cm" svg:height="8cm" svg:x="15.5cm" svg:y="5cm">
          <text:p text:style-name="P16"><text:span text:style-name="T9"/></text:p>
          <text:p text:style-name="P17"><text:span text:style-name="T10">WHILE condicion DO</text:span></text:p>
          <text:p text:style-name="P17"><text:span text:style-name="T10"/></text:p>
          <text:p text:style-name="P17"><text:span text:style-name="T10">sentencias</text:span></text:p>
          <text:p text:style-name="P17"><text:span text:style-name="T10"/></text:p>
          <text:p text:style-name="P17"><text:span text:style-name="T10">END WHILE;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0cm" svg:height="8cm" svg:x="2cm" svg:y="5cm">
          <text:p text:style-name="P10"><text:span text:style-name="T11"/></text:p>
          <text:p text:style-name="P10"><text:span text:style-name="T11">REPEAT </text:span></text:p>
          <text:p text:style-name="P10"><text:span text:style-name="T11"/></text:p>
          <text:p text:style-name="P10"><text:span text:style-name="T11">Sentencias</text:span></text:p>
          <text:p text:style-name="P10"><text:span text:style-name="T11"/></text:p>
          <text:p text:style-name="P10"><text:span text:style-name="T11">UNTIL condición</text:span></text:p>
          <text:p text:style-name="P10"><text:span text:style-name="T11"/></text:p>
          <text:p text:style-name="P10"><text:span text:style-name="T11">END REPEA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JERCICIO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rea una función que según el color azul,rojo, amarillo, verde y devuelva el color en inglés utilizando la estructura CASE. Cuando no sea ninguno de esos colores que devuelva’no entiendo’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6.1cm" svg:height="13.5cm" svg:x="1.4cm" svg:y="2cm" presentation:class="outline" presentation:user-transformed="true">
          <draw:text-box>
            <text:list text:style-name="L3">
              <text:list-header>
                <text:p><text:span text:style-name="T12">DELIMITER $$</text:span></text:p>
                <text:p><text:span text:style-name="T12">DROP FUNCTION if exists color $$</text:span></text:p>
                <text:p><text:span text:style-name="T12">CREATE FUNCION color(dato varchar(50))</text:span></text:p>
                <text:p><text:span text:style-name="T12">RETURNS VARCHAR(30)</text:span></text:p>
                <text:p><text:span text:style-name="T12">BEGIN</text:span></text:p>
                <text:p><text:span text:style-name="T12">declare valor varchar(50)</text:span></text:p>
                <text:p><text:span text:style-name="T12">CASE dato</text:span></text:p>
                <text:p><text:span text:style-name="T12">WHEN ‘azul’ THEN set valor=’blue’;</text:span></text:p>
                <text:p><text:span text:style-name="T12">WHEN ‘rojo’ THEN set valor=’red’;</text:span></text:p>
                <text:p><text:span text:style-name="T12">WHEN ‘amarillo’ THEN set valor=’yellow’;</text:span></text:p>
                <text:p><text:span text:style-name="T12">WHEN ‘verde’ <text:s/>THEN set valor=’green’;</text:span></text:p>
                <text:p><text:span text:style-name="T12">ELSE set valor=’No entiendo’;</text:span></text:p>
                <text:p><text:span text:style-name="T12">END CASE;</text:span></text:p>
                <text:p><text:span text:style-name="T12">RETURN valor;</text:span></text:p>
                <text:p><text:span text:style-name="T12">END $$</text:span></text:p>
                <text:p><text:span text:style-name="T12">DELIMITER ;</text:span></text:p>
                <text:p/>
              </text:list-header>
            </text:list>
          </draw:text-box>
        </draw:frame>
        <draw:frame draw:style-name="gr9" draw:text-style-name="P19" draw:layer="layout" svg:width="12.499cm" svg:height="10.917cm" svg:x="14.5cm" svg:y="2.583cm">
          <draw:text-box>
            <text:p>MariaDB [almacen]&gt; select color('verde');</text:p>
            <text:p>+----------------+</text:p>
            <text:p>| color('verde') |</text:p>
            <text:p>+----------------+</text:p>
            <text:p>| green <text:s text:c="9"/>|</text:p>
            <text:p>+----------------+</text:p>
            <text:p>1 row in set (0.001 sec)</text:p>
            <text:p/>
            <text:p>MariaDB [almacen]&gt; select color('marron');</text:p>
            <text:p>+-----------------+</text:p>
            <text:p>| color('marron') |</text:p>
            <text:p>+-----------------+</text:p>
            <text:p>| No entiendo <text:s text:c="4"/>|</text:p>
            <text:p>+-----------------+</text:p>
            <text:p>1 row in set (0.001 sec)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rea un procedimiento que sume los primeros n números,crea además una variable de sesion para poner el <text:s/>@resulta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9.134cm" svg:x="2cm" svg:y="2.5cm" presentation:class="outline" presentation:user-transformed="true">
          <draw:text-box>
            <text:list text:style-name="L3">
              <text:list-header>
                <text:p>Delimiter $$ </text:p>
                <text:p>drop procedure if exists sumar;</text:p>
                <text:p>Create procedure sumar(in num int)</text:p>
                <text:p>Begin</text:p>
                <text:p>declare contador int;</text:p>
                <text:p><text:s text:c="4"/>set contador=1;</text:p>
                <text:p><text:s text:c="4"/>set @resultado=1;</text:p>
                <text:p><text:s text:c="4"/>While contador&lt;num do</text:p>
                <text:p><text:s text:c="8"/>set contador=contador+1;</text:p>
                <text:p><text:s text:c="8"/>Set @resultado=@resultado+contador;</text:p>
                <text:p><text:s text:c="4"/>End while;</text:p>
                <text:p>END $$</text:p>
                <text:p>DELIMITER ;;</text:p>
              </text:list-header>
            </text:list>
          </draw:text-box>
        </draw:frame>
        <draw:frame draw:style-name="gr10" draw:text-style-name="P19" draw:layer="layout" svg:width="11.699cm" svg:height="8.073cm" svg:x="14.5cm" svg:y="2.927cm">
          <draw:text-box>
            <text:p/>
            <text:p>MariaDB [almacen]&gt; call sumar(5);</text:p>
            <text:p>Query OK, 0 rows affected (0.001 sec)</text:p>
            <text:p/>
            <text:p>MariaDB [almacen]&gt; select @resultado;</text:p>
            <text:p>+------------+</text:p>
            <text:p>| @resultado |</text:p>
            <text:p>+------------+</text:p>
            <text:p>| <text:s text:c="8"/>15 |</text:p>
            <text:p>+------------+</text:p>
            <text:p>1 row in set (0.000 sec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c0c0c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4T21:23:16.005000000</meta:creation-date>
    <dc:date>2022-03-17T20:28:45.887000000</dc:date>
    <meta:editing-duration>PT1H22M26S</meta:editing-duration>
    <meta:editing-cycles>14</meta:editing-cycles>
    <meta:generator>LibreOffice/7.2.1.2$Windows_X86_64 LibreOffice_project/87b77fad49947c1441b67c559c339af8f3517e22</meta:generator>
    <meta:document-statistic meta:object-count="98"/>
  </office:meta>
</office:document-meta>
</file>